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loneMockMvcSpec.handlerExceptionResolvers( HandlerExceptionResolver ... exception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validator( Validato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asyncReques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mappedInterceptors( @ Nullable String [ ] pathPatterns , HandlerInterceptor ...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customHandlerMapping( Supplier &lt; RequestMappingHandlerMapping &gt;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localeResolver( LocaleResolver local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placeholderValu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getMockMvc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MockMvcSpec.customReturnValueHandlers( HandlerMethodReturnValueHandler ... 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singleView( View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patternParser( PathPatter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messageConverters( HttpMessageConverter &lt; ? &gt; ... message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conversionService( Formatting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controllerAdvice( Object ... controller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interceptors( HandlerInterceptor ...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viewResolvers( ViewResolver ...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customArgumentResolvers( HandlerMethodArgumentResolver ... argument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flashMapManager( FlashMapManager flashMap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StandaloneMockMvcSpec( Object ... control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loneMockMvcSpec.useTrailingSlashPatternMatch( boolean useTrailingSlashPattern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loneMockMvcSpec.contentNegotiationManager( ContentNegotiation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